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eaderFactory.createXMLReader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aderFactory.loadClass( ClassLoader loader , String class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ReaderFactory.XMLRead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ReaderFactory.createXMLReader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">
            <text:p text:style-name="Table_20_Contents">9</text:p>
          </table:table-cell>
          <table:table-cell office:value-type="float" office:value="59">
            <text:p text:style-name="Table_20_Contents">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